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fo:background-color="transparent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5" style:family="table-cell" style:parent-style-name="Default" style:data-style-name="N0">
      <style:table-cell-properties style:vertical-align="automatic" fo:background-color="transparent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1" style:family="table-cell" style:parent-style-name="Default" style:data-style-name="N0">
      <style:table-cell-properties fo:border="thin solid #000000" style:vertical-align="automatic" fo:background-color="transparent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2" style:family="table-cell" style:parent-style-name="Default" style:data-style-name="N3">
      <style:table-cell-properties fo:border="thin solid #000000" style:vertical-align="automatic" fo:background-color="transparent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3" style:family="table-cell" style:parent-style-name="Default" style:data-style-name="N4">
      <style:table-cell-properties fo:border="thin solid #000000" style:vertical-align="automatic" fo:background-color="transparent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4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11875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2.460625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97.2pt" style:use-optimal-row-height="true" fo:break-before="auto"/>
    </style:style>
    <style:style style:name="ro4" style:family="table-row">
      <style:table-row-properties style:row-height="25.0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11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14" table:number-rows-spanned="1" table:style-name="ce15">
            <table:cell-range-source table:name="HTML_1" table:last-column-spanned="14" table:last-row-spanned="23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 table:style-name="ce2"/>
        </table:table-row>
        <table:table-row table:number-rows-repeated="2" table:style-name="ro2">
          <table:table-cell table:number-columns-repeated="14" table:style-name="ce3"/>
          <table:table-cell table:number-columns-repeated="16370" table:style-name="ce2"/>
        </table:table-row>
        <table:table-row table:style-name="ro2">
          <table:table-cell office:value-type="string" table:style-name="ce4">
            <text:p>單位：千元，卡</text:p>
          </table:table-cell>
          <table:table-cell table:number-columns-repeated="6" table:style-name="ce5"/>
          <table:table-cell office:value-type="string" table:style-name="ce6">
            <text:p>資料月份：111 年11 月</text:p>
          </table:table-cell>
          <table:table-cell table:number-columns-repeated="5" table:style-name="ce5"/>
          <table:table-cell table:style-name="ce7"/>
          <table:table-cell table:number-columns-repeated="16370" table:style-name="ce2"/>
        </table:table-row>
        <table:table-row table:style-name="ro3">
          <table:table-cell office:value-type="string" table:style-name="ce8">
            <text:p>金融機構名稱　</text:p>
          </table:table-cell>
          <table:table-cell office:value-type="string" table:style-name="ce9">
            <text:p>流通卡數　　　</text:p>
          </table:table-cell>
          <table:table-cell office:value-type="string" table:style-name="ce9">
            <text:p>有效卡數　　　</text:p>
          </table:table-cell>
          <table:table-cell office:value-type="string" table:style-name="ce9">
            <text:p>當月發卡數　　　</text:p>
          </table:table-cell>
          <table:table-cell office:value-type="string" table:style-name="ce9">
            <text:p>當月停卡數　　　</text:p>
          </table:table-cell>
          <table:table-cell office:value-type="string" table:style-name="ce9">
            <text:p>循環信用餘額　　</text:p>
          </table:table-cell>
          <table:table-cell office:value-type="string" table:style-name="ce9">
            <text:p>未到期分期付款餘額　</text:p>
          </table:table-cell>
          <table:table-cell office:value-type="string" table:style-name="ce9">
            <text:p>當月簽帳金額　　</text:p>
          </table:table-cell>
          <table:table-cell office:value-type="string" table:style-name="ce9">
            <text:p>當月預借現金金額　　</text:p>
          </table:table-cell>
          <table:table-cell office:value-type="string" table:style-name="ce10">
            <text:p>逾期三個月以上帳款占應收帳款餘額(含催收款)之比率(%)</text:p>
          </table:table-cell>
          <table:table-cell office:value-type="string" table:style-name="ce9">
            <text:p>逾期六個月以上帳款占應收帳款餘額(含催收款)之比率(%)</text:p>
          </table:table-cell>
          <table:table-cell office:value-type="string" table:style-name="ce9">
            <text:p>備抵呆帳提足率(%)<text:s/></text:p>
          </table:table-cell>
          <table:table-cell office:value-type="string" table:style-name="ce9">
            <text:p>當月轉銷呆帳金額　<text:s/></text:p>
          </table:table-cell>
          <table:table-cell office:value-type="string" table:style-name="ce9">
            <text:p>當年度轉銷呆帳金額累計至資料月份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臺灣銀行</text:p>
          </table:table-cell>
          <table:table-cell office:value-type="float" office:value="242532" table:style-name="ce12">
            <text:p>242,532</text:p>
          </table:table-cell>
          <table:table-cell office:value-type="float" office:value="118812" table:style-name="ce12">
            <text:p>118,812</text:p>
          </table:table-cell>
          <table:table-cell office:value-type="float" office:value="2207" table:style-name="ce12">
            <text:p>2,207</text:p>
          </table:table-cell>
          <table:table-cell office:value-type="float" office:value="1620" table:style-name="ce12">
            <text:p>1,620</text:p>
          </table:table-cell>
          <table:table-cell office:value-type="float" office:value="160645" table:style-name="ce12">
            <text:p>160,645</text:p>
          </table:table-cell>
          <table:table-cell office:value-type="float" office:value="84396" table:style-name="ce12">
            <text:p>84,396</text:p>
          </table:table-cell>
          <table:table-cell office:value-type="float" office:value="827290" table:style-name="ce12">
            <text:p>827,290</text:p>
          </table:table-cell>
          <table:table-cell office:value-type="float" office:value="529" table:style-name="ce12">
            <text:p>529</text:p>
          </table:table-cell>
          <table:table-cell office:value-type="float" office:value="0.06" table:style-name="ce13">
            <text:p>0.06</text:p>
          </table:table-cell>
          <table:table-cell office:value-type="float" office:value="0.04" table:style-name="ce13">
            <text:p>0.04</text:p>
          </table:table-cell>
          <table:table-cell office:value-type="float" office:value="1627.12" table:style-name="ce13">
            <text:p>1,627.12</text:p>
          </table:table-cell>
          <table:table-cell office:value-type="float" office:value="691" table:style-name="ce12">
            <text:p>691</text:p>
          </table:table-cell>
          <table:table-cell office:value-type="float" office:value="5096" table:style-name="ce12">
            <text:p>5,096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臺灣土地銀行</text:p>
          </table:table-cell>
          <table:table-cell office:value-type="float" office:value="358591" table:style-name="ce12">
            <text:p>358,591</text:p>
          </table:table-cell>
          <table:table-cell office:value-type="float" office:value="150998" table:style-name="ce12">
            <text:p>150,998</text:p>
          </table:table-cell>
          <table:table-cell office:value-type="float" office:value="4061" table:style-name="ce12">
            <text:p>4,061</text:p>
          </table:table-cell>
          <table:table-cell office:value-type="float" office:value="4146" table:style-name="ce12">
            <text:p>4,146</text:p>
          </table:table-cell>
          <table:table-cell office:value-type="float" office:value="349237" table:style-name="ce12">
            <text:p>349,237</text:p>
          </table:table-cell>
          <table:table-cell office:value-type="float" office:value="79173" table:style-name="ce12">
            <text:p>79,173</text:p>
          </table:table-cell>
          <table:table-cell office:value-type="float" office:value="829890" table:style-name="ce12">
            <text:p>829,890</text:p>
          </table:table-cell>
          <table:table-cell office:value-type="float" office:value="804" table:style-name="ce12">
            <text:p>804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1803.39" table:style-name="ce13">
            <text:p>1,803.39</text:p>
          </table:table-cell>
          <table:table-cell office:value-type="float" office:value="1649" table:style-name="ce12">
            <text:p>1,649</text:p>
          </table:table-cell>
          <table:table-cell office:value-type="float" office:value="20955" table:style-name="ce12">
            <text:p>20,955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合作金庫商業銀行</text:p>
          </table:table-cell>
          <table:table-cell office:value-type="float" office:value="662916" table:style-name="ce12">
            <text:p>662,916</text:p>
          </table:table-cell>
          <table:table-cell office:value-type="float" office:value="393068" table:style-name="ce12">
            <text:p>393,068</text:p>
          </table:table-cell>
          <table:table-cell office:value-type="float" office:value="7850" table:style-name="ce12">
            <text:p>7,850</text:p>
          </table:table-cell>
          <table:table-cell office:value-type="float" office:value="4590" table:style-name="ce12">
            <text:p>4,590</text:p>
          </table:table-cell>
          <table:table-cell office:value-type="float" office:value="802662" table:style-name="ce12">
            <text:p>802,662</text:p>
          </table:table-cell>
          <table:table-cell office:value-type="float" office:value="964191" table:style-name="ce12">
            <text:p>964,191</text:p>
          </table:table-cell>
          <table:table-cell office:value-type="float" office:value="3616399" table:style-name="ce12">
            <text:p>3,616,399</text:p>
          </table:table-cell>
          <table:table-cell office:value-type="float" office:value="1628" table:style-name="ce12">
            <text:p>1,628</text:p>
          </table:table-cell>
          <table:table-cell office:value-type="float" office:value="0.21" table:style-name="ce13">
            <text:p>0.21</text:p>
          </table:table-cell>
          <table:table-cell office:value-type="float" office:value="0.19" table:style-name="ce13">
            <text:p>0.19</text:p>
          </table:table-cell>
          <table:table-cell office:value-type="float" office:value="394.29" table:style-name="ce13">
            <text:p>394.29</text:p>
          </table:table-cell>
          <table:table-cell office:value-type="float" office:value="4067" table:style-name="ce12">
            <text:p>4,067</text:p>
          </table:table-cell>
          <table:table-cell office:value-type="float" office:value="50603" table:style-name="ce12">
            <text:p>50,603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第一商業銀行</text:p>
          </table:table-cell>
          <table:table-cell office:value-type="float" office:value="1496464" table:style-name="ce12">
            <text:p>1,496,464</text:p>
          </table:table-cell>
          <table:table-cell office:value-type="float" office:value="913590" table:style-name="ce12">
            <text:p>913,590</text:p>
          </table:table-cell>
          <table:table-cell office:value-type="float" office:value="16731" table:style-name="ce12">
            <text:p>16,731</text:p>
          </table:table-cell>
          <table:table-cell office:value-type="float" office:value="11076" table:style-name="ce12">
            <text:p>11,076</text:p>
          </table:table-cell>
          <table:table-cell office:value-type="float" office:value="1584338" table:style-name="ce12">
            <text:p>1,584,338</text:p>
          </table:table-cell>
          <table:table-cell office:value-type="float" office:value="2416736" table:style-name="ce12">
            <text:p>2,416,736</text:p>
          </table:table-cell>
          <table:table-cell office:value-type="float" office:value="6198273" table:style-name="ce12">
            <text:p>6,198,273</text:p>
          </table:table-cell>
          <table:table-cell office:value-type="float" office:value="8807" table:style-name="ce12">
            <text:p>8,807</text:p>
          </table:table-cell>
          <table:table-cell office:value-type="float" office:value="0.1" table:style-name="ce13">
            <text:p>0.10</text:p>
          </table:table-cell>
          <table:table-cell office:value-type="float" office:value="0" table:style-name="ce13">
            <text:p>0.00</text:p>
          </table:table-cell>
          <table:table-cell office:value-type="float" office:value="1072.21" table:style-name="ce13">
            <text:p>1,072.21</text:p>
          </table:table-cell>
          <table:table-cell office:value-type="float" office:value="6104" table:style-name="ce12">
            <text:p>6,104</text:p>
          </table:table-cell>
          <table:table-cell office:value-type="float" office:value="62648" table:style-name="ce12">
            <text:p>62,648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華南商業銀行</text:p>
          </table:table-cell>
          <table:table-cell office:value-type="float" office:value="1050214" table:style-name="ce12">
            <text:p>1,050,214</text:p>
          </table:table-cell>
          <table:table-cell office:value-type="float" office:value="804513" table:style-name="ce12">
            <text:p>804,513</text:p>
          </table:table-cell>
          <table:table-cell office:value-type="float" office:value="8275" table:style-name="ce12">
            <text:p>8,275</text:p>
          </table:table-cell>
          <table:table-cell office:value-type="float" office:value="8430" table:style-name="ce12">
            <text:p>8,430</text:p>
          </table:table-cell>
          <table:table-cell office:value-type="float" office:value="1005739" table:style-name="ce12">
            <text:p>1,005,739</text:p>
          </table:table-cell>
          <table:table-cell office:value-type="float" office:value="4129322" table:style-name="ce12">
            <text:p>4,129,322</text:p>
          </table:table-cell>
          <table:table-cell office:value-type="float" office:value="4620223" table:style-name="ce12">
            <text:p>4,620,223</text:p>
          </table:table-cell>
          <table:table-cell office:value-type="float" office:value="1431" table:style-name="ce12">
            <text:p>1,431</text:p>
          </table:table-cell>
          <table:table-cell office:value-type="float" office:value="0.12" table:style-name="ce13">
            <text:p>0.12</text:p>
          </table:table-cell>
          <table:table-cell office:value-type="float" office:value="0" table:style-name="ce13">
            <text:p>0.00</text:p>
          </table:table-cell>
          <table:table-cell office:value-type="float" office:value="458.47" table:style-name="ce13">
            <text:p>458.47</text:p>
          </table:table-cell>
          <table:table-cell office:value-type="float" office:value="0" table:style-name="ce12">
            <text:p>0</text:p>
          </table:table-cell>
          <table:table-cell office:value-type="float" office:value="34536" table:style-name="ce12">
            <text:p>34,536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彰化商業銀行</text:p>
          </table:table-cell>
          <table:table-cell office:value-type="float" office:value="574580" table:style-name="ce12">
            <text:p>574,580</text:p>
          </table:table-cell>
          <table:table-cell office:value-type="float" office:value="276849" table:style-name="ce12">
            <text:p>276,849</text:p>
          </table:table-cell>
          <table:table-cell office:value-type="float" office:value="5299" table:style-name="ce12">
            <text:p>5,299</text:p>
          </table:table-cell>
          <table:table-cell office:value-type="float" office:value="5099" table:style-name="ce12">
            <text:p>5,099</text:p>
          </table:table-cell>
          <table:table-cell office:value-type="float" office:value="324875" table:style-name="ce12">
            <text:p>324,875</text:p>
          </table:table-cell>
          <table:table-cell office:value-type="float" office:value="648297" table:style-name="ce12">
            <text:p>648,297</text:p>
          </table:table-cell>
          <table:table-cell office:value-type="float" office:value="1894790" table:style-name="ce12">
            <text:p>1,894,790</text:p>
          </table:table-cell>
          <table:table-cell office:value-type="float" office:value="1056" table:style-name="ce12">
            <text:p>1,056</text:p>
          </table:table-cell>
          <table:table-cell office:value-type="float" office:value="0.16" table:style-name="ce13">
            <text:p>0.16</text:p>
          </table:table-cell>
          <table:table-cell office:value-type="float" office:value="0.01" table:style-name="ce13">
            <text:p>0.01</text:p>
          </table:table-cell>
          <table:table-cell office:value-type="float" office:value="883.67" table:style-name="ce13">
            <text:p>883.67</text:p>
          </table:table-cell>
          <table:table-cell office:value-type="float" office:value="1360" table:style-name="ce12">
            <text:p>1,360</text:p>
          </table:table-cell>
          <table:table-cell office:value-type="float" office:value="15998" table:style-name="ce12">
            <text:p>15,998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上海商業儲蓄銀行</text:p>
          </table:table-cell>
          <table:table-cell office:value-type="float" office:value="454033" table:style-name="ce12">
            <text:p>454,033</text:p>
          </table:table-cell>
          <table:table-cell office:value-type="float" office:value="193409" table:style-name="ce12">
            <text:p>193,409</text:p>
          </table:table-cell>
          <table:table-cell office:value-type="float" office:value="2611" table:style-name="ce12">
            <text:p>2,611</text:p>
          </table:table-cell>
          <table:table-cell office:value-type="float" office:value="3211" table:style-name="ce12">
            <text:p>3,211</text:p>
          </table:table-cell>
          <table:table-cell office:value-type="float" office:value="576193" table:style-name="ce12">
            <text:p>576,193</text:p>
          </table:table-cell>
          <table:table-cell office:value-type="float" office:value="1322235" table:style-name="ce12">
            <text:p>1,322,235</text:p>
          </table:table-cell>
          <table:table-cell office:value-type="float" office:value="1578691" table:style-name="ce12">
            <text:p>1,578,691</text:p>
          </table:table-cell>
          <table:table-cell office:value-type="float" office:value="4817" table:style-name="ce12">
            <text:p>4,817</text:p>
          </table:table-cell>
          <table:table-cell office:value-type="float" office:value="0.12" table:style-name="ce13">
            <text:p>0.12</text:p>
          </table:table-cell>
          <table:table-cell office:value-type="float" office:value="0.09" table:style-name="ce13">
            <text:p>0.09</text:p>
          </table:table-cell>
          <table:table-cell office:value-type="float" office:value="1910.34" table:style-name="ce13">
            <text:p>1,910.34</text:p>
          </table:table-cell>
          <table:table-cell office:value-type="float" office:value="2448" table:style-name="ce12">
            <text:p>2,448</text:p>
          </table:table-cell>
          <table:table-cell office:value-type="float" office:value="26822" table:style-name="ce12">
            <text:p>26,822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台北富邦商業銀行</text:p>
          </table:table-cell>
          <table:table-cell office:value-type="float" office:value="4730706" table:style-name="ce12">
            <text:p>4,730,706</text:p>
          </table:table-cell>
          <table:table-cell office:value-type="float" office:value="3239827" table:style-name="ce12">
            <text:p>3,239,827</text:p>
          </table:table-cell>
          <table:table-cell office:value-type="float" office:value="74339" table:style-name="ce12">
            <text:p>74,339</text:p>
          </table:table-cell>
          <table:table-cell office:value-type="float" office:value="19535" table:style-name="ce12">
            <text:p>19,535</text:p>
          </table:table-cell>
          <table:table-cell office:value-type="float" office:value="6402426" table:style-name="ce12">
            <text:p>6,402,426</text:p>
          </table:table-cell>
          <table:table-cell office:value-type="float" office:value="26505669" table:style-name="ce12">
            <text:p>26,505,669</text:p>
          </table:table-cell>
          <table:table-cell office:value-type="float" office:value="35509800" table:style-name="ce12">
            <text:p>35,509,800</text:p>
          </table:table-cell>
          <table:table-cell office:value-type="float" office:value="84238" table:style-name="ce12">
            <text:p>84,238</text:p>
          </table:table-cell>
          <table:table-cell office:value-type="float" office:value="0.08" table:style-name="ce13">
            <text:p>0.08</text:p>
          </table:table-cell>
          <table:table-cell office:value-type="float" office:value="0" table:style-name="ce13">
            <text:p>0.00</text:p>
          </table:table-cell>
          <table:table-cell office:value-type="float" office:value="1403.73" table:style-name="ce13">
            <text:p>1,403.73</text:p>
          </table:table-cell>
          <table:table-cell office:value-type="float" office:value="22829" table:style-name="ce12">
            <text:p>22,829</text:p>
          </table:table-cell>
          <table:table-cell office:value-type="float" office:value="216495" table:style-name="ce12">
            <text:p>216,495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國泰世華商業銀行</text:p>
          </table:table-cell>
          <table:table-cell office:value-type="float" office:value="7993379" table:style-name="ce12">
            <text:p>7,993,379</text:p>
          </table:table-cell>
          <table:table-cell office:value-type="float" office:value="5681656" table:style-name="ce12">
            <text:p>5,681,656</text:p>
          </table:table-cell>
          <table:table-cell office:value-type="float" office:value="98701" table:style-name="ce12">
            <text:p>98,701</text:p>
          </table:table-cell>
          <table:table-cell office:value-type="float" office:value="41229" table:style-name="ce12">
            <text:p>41,229</text:p>
          </table:table-cell>
          <table:table-cell office:value-type="float" office:value="18617055" table:style-name="ce12">
            <text:p>18,617,055</text:p>
          </table:table-cell>
          <table:table-cell office:value-type="float" office:value="26435125" table:style-name="ce12">
            <text:p>26,435,125</text:p>
          </table:table-cell>
          <table:table-cell office:value-type="float" office:value="58970602" table:style-name="ce12">
            <text:p>58,970,602</text:p>
          </table:table-cell>
          <table:table-cell office:value-type="float" office:value="199270" table:style-name="ce12">
            <text:p>199,270</text:p>
          </table:table-cell>
          <table:table-cell office:value-type="float" office:value="0.11" table:style-name="ce13">
            <text:p>0.11</text:p>
          </table:table-cell>
          <table:table-cell office:value-type="float" office:value="0" table:style-name="ce13">
            <text:p>0.00</text:p>
          </table:table-cell>
          <table:table-cell office:value-type="float" office:value="1557.04" table:style-name="ce13">
            <text:p>1,557.04</text:p>
          </table:table-cell>
          <table:table-cell office:value-type="float" office:value="35952" table:style-name="ce12">
            <text:p>35,952</text:p>
          </table:table-cell>
          <table:table-cell office:value-type="float" office:value="350874" table:style-name="ce12">
            <text:p>350,874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高雄銀行</text:p>
          </table:table-cell>
          <table:table-cell office:value-type="float" office:value="15346" table:style-name="ce12">
            <text:p>15,346</text:p>
          </table:table-cell>
          <table:table-cell office:value-type="float" office:value="4785" table:style-name="ce12">
            <text:p>4,785</text:p>
          </table:table-cell>
          <table:table-cell office:value-type="float" office:value="17" table:style-name="ce12">
            <text:p>17</text:p>
          </table:table-cell>
          <table:table-cell office:value-type="float" office:value="38" table:style-name="ce12">
            <text:p>38</text:p>
          </table:table-cell>
          <table:table-cell office:value-type="float" office:value="14273" table:style-name="ce12">
            <text:p>14,273</text:p>
          </table:table-cell>
          <table:table-cell office:value-type="float" office:value="426" table:style-name="ce12">
            <text:p>426</text:p>
          </table:table-cell>
          <table:table-cell office:value-type="float" office:value="203980" table:style-name="ce12">
            <text:p>203,980</text:p>
          </table:table-cell>
          <table:table-cell office:value-type="float" office:value="93" table:style-name="ce12">
            <text:p>93</text:p>
          </table:table-cell>
          <table:table-cell office:value-type="float" office:value="0.47" table:style-name="ce13">
            <text:p>0.47</text:p>
          </table:table-cell>
          <table:table-cell office:value-type="float" office:value="0.47" table:style-name="ce13">
            <text:p>0.47</text:p>
          </table:table-cell>
          <table:table-cell office:value-type="float" office:value="221.86" table:style-name="ce13">
            <text:p>221.86</text:p>
          </table:table-cell>
          <table:table-cell office:value-type="float" office:value="559" table:style-name="ce12">
            <text:p>559</text:p>
          </table:table-cell>
          <table:table-cell office:value-type="float" office:value="912" table:style-name="ce12">
            <text:p>912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兆豐國際商業銀行</text:p>
          </table:table-cell>
          <table:table-cell office:value-type="float" office:value="1096976" table:style-name="ce12">
            <text:p>1,096,976</text:p>
          </table:table-cell>
          <table:table-cell office:value-type="float" office:value="645041" table:style-name="ce12">
            <text:p>645,041</text:p>
          </table:table-cell>
          <table:table-cell office:value-type="float" office:value="7221" table:style-name="ce12">
            <text:p>7,221</text:p>
          </table:table-cell>
          <table:table-cell office:value-type="float" office:value="5088" table:style-name="ce12">
            <text:p>5,088</text:p>
          </table:table-cell>
          <table:table-cell office:value-type="float" office:value="1826768" table:style-name="ce12">
            <text:p>1,826,768</text:p>
          </table:table-cell>
          <table:table-cell office:value-type="float" office:value="3710212" table:style-name="ce12">
            <text:p>3,710,212</text:p>
          </table:table-cell>
          <table:table-cell office:value-type="float" office:value="4328263" table:style-name="ce12">
            <text:p>4,328,263</text:p>
          </table:table-cell>
          <table:table-cell office:value-type="float" office:value="11836" table:style-name="ce12">
            <text:p>11,836</text:p>
          </table:table-cell>
          <table:table-cell office:value-type="float" office:value="0.18" table:style-name="ce13">
            <text:p>0.18</text:p>
          </table:table-cell>
          <table:table-cell office:value-type="float" office:value="0.01" table:style-name="ce13">
            <text:p>0.01</text:p>
          </table:table-cell>
          <table:table-cell office:value-type="float" office:value="749.74" table:style-name="ce13">
            <text:p>749.74</text:p>
          </table:table-cell>
          <table:table-cell office:value-type="float" office:value="7502" table:style-name="ce12">
            <text:p>7,502</text:p>
          </table:table-cell>
          <table:table-cell office:value-type="float" office:value="80515" table:style-name="ce12">
            <text:p>80,515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花旗(台灣)商業銀行</text:p>
          </table:table-cell>
          <table:table-cell office:value-type="float" office:value="2789646" table:style-name="ce12">
            <text:p>2,789,646</text:p>
          </table:table-cell>
          <table:table-cell office:value-type="float" office:value="2090823" table:style-name="ce12">
            <text:p>2,090,823</text:p>
          </table:table-cell>
          <table:table-cell office:value-type="float" office:value="17073" table:style-name="ce12">
            <text:p>17,073</text:p>
          </table:table-cell>
          <table:table-cell office:value-type="float" office:value="25787" table:style-name="ce12">
            <text:p>25,787</text:p>
          </table:table-cell>
          <table:table-cell office:value-type="float" office:value="10374873" table:style-name="ce12">
            <text:p>10,374,873</text:p>
          </table:table-cell>
          <table:table-cell office:value-type="float" office:value="11886819" table:style-name="ce12">
            <text:p>11,886,819</text:p>
          </table:table-cell>
          <table:table-cell office:value-type="float" office:value="21235118" table:style-name="ce12">
            <text:p>21,235,118</text:p>
          </table:table-cell>
          <table:table-cell office:value-type="float" office:value="140445" table:style-name="ce12">
            <text:p>140,445</text:p>
          </table:table-cell>
          <table:table-cell office:value-type="float" office:value="0.36" table:style-name="ce13">
            <text:p>0.36</text:p>
          </table:table-cell>
          <table:table-cell office:value-type="float" office:value="0.08" table:style-name="ce13">
            <text:p>0.08</text:p>
          </table:table-cell>
          <table:table-cell office:value-type="float" office:value="587.73" table:style-name="ce13">
            <text:p>587.73</text:p>
          </table:table-cell>
          <table:table-cell office:value-type="float" office:value="61915" table:style-name="ce12">
            <text:p>61,915</text:p>
          </table:table-cell>
          <table:table-cell office:value-type="float" office:value="357550" table:style-name="ce12">
            <text:p>357,550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臺灣中小企業銀行</text:p>
          </table:table-cell>
          <table:table-cell office:value-type="float" office:value="187219" table:style-name="ce12">
            <text:p>187,219</text:p>
          </table:table-cell>
          <table:table-cell office:value-type="float" office:value="97190" table:style-name="ce12">
            <text:p>97,190</text:p>
          </table:table-cell>
          <table:table-cell office:value-type="float" office:value="329" table:style-name="ce12">
            <text:p>329</text:p>
          </table:table-cell>
          <table:table-cell office:value-type="float" office:value="1352" table:style-name="ce12">
            <text:p>1,352</text:p>
          </table:table-cell>
          <table:table-cell office:value-type="float" office:value="279616" table:style-name="ce12">
            <text:p>279,616</text:p>
          </table:table-cell>
          <table:table-cell office:value-type="float" office:value="120718" table:style-name="ce12">
            <text:p>120,718</text:p>
          </table:table-cell>
          <table:table-cell office:value-type="float" office:value="850526" table:style-name="ce12">
            <text:p>850,526</text:p>
          </table:table-cell>
          <table:table-cell office:value-type="float" office:value="1475" table:style-name="ce12">
            <text:p>1,475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0.03" table:style-name="ce13">
            <text:p>0.03</text:p>
          </table:table-cell>
          <table:table-cell office:value-type="float" office:value="276.58" table:style-name="ce13">
            <text:p>276.58</text:p>
          </table:table-cell>
          <table:table-cell office:value-type="float" office:value="0" table:style-name="ce12">
            <text:p>0</text:p>
          </table:table-cell>
          <table:table-cell office:value-type="float" office:value="9287" table:style-name="ce12">
            <text:p>9,287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渣打國際商業銀行</text:p>
          </table:table-cell>
          <table:table-cell office:value-type="float" office:value="331433" table:style-name="ce12">
            <text:p>331,433</text:p>
          </table:table-cell>
          <table:table-cell office:value-type="float" office:value="210196" table:style-name="ce12">
            <text:p>210,196</text:p>
          </table:table-cell>
          <table:table-cell office:value-type="float" office:value="830" table:style-name="ce12">
            <text:p>830</text:p>
          </table:table-cell>
          <table:table-cell office:value-type="float" office:value="6250" table:style-name="ce12">
            <text:p>6,250</text:p>
          </table:table-cell>
          <table:table-cell office:value-type="float" office:value="955731" table:style-name="ce12">
            <text:p>955,731</text:p>
          </table:table-cell>
          <table:table-cell office:value-type="float" office:value="423852" table:style-name="ce12">
            <text:p>423,852</text:p>
          </table:table-cell>
          <table:table-cell office:value-type="float" office:value="1870938" table:style-name="ce12">
            <text:p>1,870,938</text:p>
          </table:table-cell>
          <table:table-cell office:value-type="float" office:value="4125" table:style-name="ce12">
            <text:p>4,125</text:p>
          </table:table-cell>
          <table:table-cell office:value-type="float" office:value="0.21" table:style-name="ce13">
            <text:p>0.21</text:p>
          </table:table-cell>
          <table:table-cell office:value-type="float" office:value="0" table:style-name="ce13">
            <text:p>0.00</text:p>
          </table:table-cell>
          <table:table-cell office:value-type="float" office:value="862.74" table:style-name="ce13">
            <text:p>862.74</text:p>
          </table:table-cell>
          <table:table-cell office:value-type="float" office:value="3256" table:style-name="ce12">
            <text:p>3,256</text:p>
          </table:table-cell>
          <table:table-cell office:value-type="float" office:value="39206" table:style-name="ce12">
            <text:p>39,206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台中商業銀行</text:p>
          </table:table-cell>
          <table:table-cell office:value-type="float" office:value="168596" table:style-name="ce12">
            <text:p>168,596</text:p>
          </table:table-cell>
          <table:table-cell office:value-type="float" office:value="78844" table:style-name="ce12">
            <text:p>78,844</text:p>
          </table:table-cell>
          <table:table-cell office:value-type="float" office:value="1834" table:style-name="ce12">
            <text:p>1,834</text:p>
          </table:table-cell>
          <table:table-cell office:value-type="float" office:value="1394" table:style-name="ce12">
            <text:p>1,394</text:p>
          </table:table-cell>
          <table:table-cell office:value-type="float" office:value="205461" table:style-name="ce12">
            <text:p>205,461</text:p>
          </table:table-cell>
          <table:table-cell office:value-type="float" office:value="54218" table:style-name="ce12">
            <text:p>54,218</text:p>
          </table:table-cell>
          <table:table-cell office:value-type="float" office:value="618697" table:style-name="ce12">
            <text:p>618,697</text:p>
          </table:table-cell>
          <table:table-cell office:value-type="float" office:value="315" table:style-name="ce12">
            <text:p>315</text:p>
          </table:table-cell>
          <table:table-cell office:value-type="float" office:value="0.13" table:style-name="ce13">
            <text:p>0.13</text:p>
          </table:table-cell>
          <table:table-cell office:value-type="float" office:value="0.01" table:style-name="ce13">
            <text:p>0.01</text:p>
          </table:table-cell>
          <table:table-cell office:value-type="float" office:value="1941.96" table:style-name="ce13">
            <text:p>1,941.96</text:p>
          </table:table-cell>
          <table:table-cell office:value-type="float" office:value="1526" table:style-name="ce12">
            <text:p>1,526</text:p>
          </table:table-cell>
          <table:table-cell office:value-type="float" office:value="14432" table:style-name="ce12">
            <text:p>14,432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滙豐(台灣)商業銀行</text:p>
          </table:table-cell>
          <table:table-cell office:value-type="float" office:value="658066" table:style-name="ce12">
            <text:p>658,066</text:p>
          </table:table-cell>
          <table:table-cell office:value-type="float" office:value="440197" table:style-name="ce12">
            <text:p>440,197</text:p>
          </table:table-cell>
          <table:table-cell office:value-type="float" office:value="9451" table:style-name="ce12">
            <text:p>9,451</text:p>
          </table:table-cell>
          <table:table-cell office:value-type="float" office:value="4435" table:style-name="ce12">
            <text:p>4,435</text:p>
          </table:table-cell>
          <table:table-cell office:value-type="float" office:value="1748766" table:style-name="ce12">
            <text:p>1,748,766</text:p>
          </table:table-cell>
          <table:table-cell office:value-type="float" office:value="1436490" table:style-name="ce12">
            <text:p>1,436,490</text:p>
          </table:table-cell>
          <table:table-cell office:value-type="float" office:value="6449961" table:style-name="ce12">
            <text:p>6,449,961</text:p>
          </table:table-cell>
          <table:table-cell office:value-type="float" office:value="22728" table:style-name="ce12">
            <text:p>22,728</text:p>
          </table:table-cell>
          <table:table-cell office:value-type="float" office:value="0.16" table:style-name="ce13">
            <text:p>0.16</text:p>
          </table:table-cell>
          <table:table-cell office:value-type="float" office:value="0" table:style-name="ce13">
            <text:p>0.00</text:p>
          </table:table-cell>
          <table:table-cell office:value-type="float" office:value="1933.61" table:style-name="ce13">
            <text:p>1,933.61</text:p>
          </table:table-cell>
          <table:table-cell office:value-type="float" office:value="3944" table:style-name="ce12">
            <text:p>3,944</text:p>
          </table:table-cell>
          <table:table-cell office:value-type="float" office:value="42974" table:style-name="ce12">
            <text:p>42,974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華泰商業銀行</text:p>
          </table:table-cell>
          <table:table-cell office:value-type="float" office:value="9069" table:style-name="ce12">
            <text:p>9,069</text:p>
          </table:table-cell>
          <table:table-cell office:value-type="float" office:value="4944" table:style-name="ce12">
            <text:p>4,944</text:p>
          </table:table-cell>
          <table:table-cell office:value-type="float" office:value="33" table:style-name="ce12">
            <text:p>33</text:p>
          </table:table-cell>
          <table:table-cell office:value-type="float" office:value="22" table:style-name="ce12">
            <text:p>22</text:p>
          </table:table-cell>
          <table:table-cell office:value-type="float" office:value="7758" table:style-name="ce12">
            <text:p>7,758</text:p>
          </table:table-cell>
          <table:table-cell office:value-type="float" office:value="2044" table:style-name="ce12">
            <text:p>2,044</text:p>
          </table:table-cell>
          <table:table-cell office:value-type="float" office:value="42359" table:style-name="ce12">
            <text:p>42,359</text:p>
          </table:table-cell>
          <table:table-cell office:value-type="float" office:value="0" table:style-name="ce12">
            <text:p>0</text:p>
          </table:table-cell>
          <table:table-cell office:value-type="float" office:value="0.34" table:style-name="ce13">
            <text:p>0.34</text:p>
          </table:table-cell>
          <table:table-cell office:value-type="float" office:value="0" table:style-name="ce13">
            <text:p>0.00</text:p>
          </table:table-cell>
          <table:table-cell office:value-type="float" office:value="610.38" table:style-name="ce13">
            <text:p>610.38</text:p>
          </table:table-cell>
          <table:table-cell office:value-type="float" office:value="0" table:style-name="ce12">
            <text:p>0</text:p>
          </table:table-cell>
          <table:table-cell office:value-type="float" office:value="119" table:style-name="ce12">
            <text:p>119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臺灣新光商業銀行</text:p>
          </table:table-cell>
          <table:table-cell office:value-type="float" office:value="1045755" table:style-name="ce12">
            <text:p>1,045,755</text:p>
          </table:table-cell>
          <table:table-cell office:value-type="float" office:value="618995" table:style-name="ce12">
            <text:p>618,995</text:p>
          </table:table-cell>
          <table:table-cell office:value-type="float" office:value="9044" table:style-name="ce12">
            <text:p>9,044</text:p>
          </table:table-cell>
          <table:table-cell office:value-type="float" office:value="8844" table:style-name="ce12">
            <text:p>8,844</text:p>
          </table:table-cell>
          <table:table-cell office:value-type="float" office:value="1564505" table:style-name="ce12">
            <text:p>1,564,505</text:p>
          </table:table-cell>
          <table:table-cell office:value-type="float" office:value="2315041" table:style-name="ce12">
            <text:p>2,315,041</text:p>
          </table:table-cell>
          <table:table-cell office:value-type="float" office:value="4367810" table:style-name="ce12">
            <text:p>4,367,810</text:p>
          </table:table-cell>
          <table:table-cell office:value-type="float" office:value="5438" table:style-name="ce12">
            <text:p>5,438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0.01" table:style-name="ce13">
            <text:p>0.01</text:p>
          </table:table-cell>
          <table:table-cell office:value-type="float" office:value="284.89" table:style-name="ce13">
            <text:p>284.89</text:p>
          </table:table-cell>
          <table:table-cell office:value-type="float" office:value="4797" table:style-name="ce12">
            <text:p>4,797</text:p>
          </table:table-cell>
          <table:table-cell office:value-type="float" office:value="50875" table:style-name="ce12">
            <text:p>50,875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陽信商業銀行</text:p>
          </table:table-cell>
          <table:table-cell office:value-type="float" office:value="114039" table:style-name="ce12">
            <text:p>114,039</text:p>
          </table:table-cell>
          <table:table-cell office:value-type="float" office:value="55627" table:style-name="ce12">
            <text:p>55,627</text:p>
          </table:table-cell>
          <table:table-cell office:value-type="float" office:value="798" table:style-name="ce12">
            <text:p>798</text:p>
          </table:table-cell>
          <table:table-cell office:value-type="float" office:value="829" table:style-name="ce12">
            <text:p>829</text:p>
          </table:table-cell>
          <table:table-cell office:value-type="float" office:value="171860" table:style-name="ce12">
            <text:p>171,860</text:p>
          </table:table-cell>
          <table:table-cell office:value-type="float" office:value="94312" table:style-name="ce12">
            <text:p>94,312</text:p>
          </table:table-cell>
          <table:table-cell office:value-type="float" office:value="394117" table:style-name="ce12">
            <text:p>394,117</text:p>
          </table:table-cell>
          <table:table-cell office:value-type="float" office:value="231" table:style-name="ce12">
            <text:p>231</text:p>
          </table:table-cell>
          <table:table-cell office:value-type="float" office:value="0.56000000000000005" table:style-name="ce13">
            <text:p>0.56</text:p>
          </table:table-cell>
          <table:table-cell office:value-type="float" office:value="0.05" table:style-name="ce13">
            <text:p>0.05</text:p>
          </table:table-cell>
          <table:table-cell office:value-type="float" office:value="336.36" table:style-name="ce13">
            <text:p>336.36</text:p>
          </table:table-cell>
          <table:table-cell office:value-type="float" office:value="0" table:style-name="ce12">
            <text:p>0</text:p>
          </table:table-cell>
          <table:table-cell office:value-type="float" office:value="7813" table:style-name="ce12">
            <text:p>7,813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三信商業銀行</text:p>
          </table:table-cell>
          <table:table-cell office:value-type="float" office:value="18832" table:style-name="ce12">
            <text:p>18,832</text:p>
          </table:table-cell>
          <table:table-cell office:value-type="float" office:value="12184" table:style-name="ce12">
            <text:p>12,184</text:p>
          </table:table-cell>
          <table:table-cell office:value-type="float" office:value="258" table:style-name="ce12">
            <text:p>258</text:p>
          </table:table-cell>
          <table:table-cell office:value-type="float" office:value="45" table:style-name="ce12">
            <text:p>45</text:p>
          </table:table-cell>
          <table:table-cell office:value-type="float" office:value="22422" table:style-name="ce12">
            <text:p>22,422</text:p>
          </table:table-cell>
          <table:table-cell office:value-type="float" office:value="16515" table:style-name="ce12">
            <text:p>16,515</text:p>
          </table:table-cell>
          <table:table-cell office:value-type="float" office:value="119723" table:style-name="ce12">
            <text:p>119,723</text:p>
          </table:table-cell>
          <table:table-cell office:value-type="float" office:value="34" table:style-name="ce12">
            <text:p>34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0" table:style-name="ce13">
            <text:p>0.00</text:p>
          </table:table-cell>
          <table:table-cell office:value-type="float" office:value="3574.5" table:style-name="ce13">
            <text:p>3,574.50</text:p>
          </table:table-cell>
          <table:table-cell office:value-type="float" office:value="41" table:style-name="ce12">
            <text:p>41</text:p>
          </table:table-cell>
          <table:table-cell office:value-type="float" office:value="509" table:style-name="ce12">
            <text:p>509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聯邦商業銀行</text:p>
          </table:table-cell>
          <table:table-cell office:value-type="float" office:value="2394050" table:style-name="ce12">
            <text:p>2,394,050</text:p>
          </table:table-cell>
          <table:table-cell office:value-type="float" office:value="1363408" table:style-name="ce12">
            <text:p>1,363,408</text:p>
          </table:table-cell>
          <table:table-cell office:value-type="float" office:value="30495" table:style-name="ce12">
            <text:p>30,495</text:p>
          </table:table-cell>
          <table:table-cell office:value-type="float" office:value="15944" table:style-name="ce12">
            <text:p>15,944</text:p>
          </table:table-cell>
          <table:table-cell office:value-type="float" office:value="5553513" table:style-name="ce12">
            <text:p>5,553,513</text:p>
          </table:table-cell>
          <table:table-cell office:value-type="float" office:value="4763202" table:style-name="ce12">
            <text:p>4,763,202</text:p>
          </table:table-cell>
          <table:table-cell office:value-type="float" office:value="10199746" table:style-name="ce12">
            <text:p>10,199,746</text:p>
          </table:table-cell>
          <table:table-cell office:value-type="float" office:value="45453" table:style-name="ce12">
            <text:p>45,453</text:p>
          </table:table-cell>
          <table:table-cell office:value-type="float" office:value="0.12" table:style-name="ce13">
            <text:p>0.12</text:p>
          </table:table-cell>
          <table:table-cell office:value-type="float" office:value="0" table:style-name="ce13">
            <text:p>0.00</text:p>
          </table:table-cell>
          <table:table-cell office:value-type="float" office:value="169.26" table:style-name="ce13">
            <text:p>169.26</text:p>
          </table:table-cell>
          <table:table-cell office:value-type="float" office:value="9953" table:style-name="ce12">
            <text:p>9,953</text:p>
          </table:table-cell>
          <table:table-cell office:value-type="float" office:value="124333" table:style-name="ce12">
            <text:p>124,333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遠東國際商業銀行</text:p>
          </table:table-cell>
          <table:table-cell office:value-type="float" office:value="1573460" table:style-name="ce12">
            <text:p>1,573,460</text:p>
          </table:table-cell>
          <table:table-cell office:value-type="float" office:value="993097" table:style-name="ce12">
            <text:p>993,097</text:p>
          </table:table-cell>
          <table:table-cell office:value-type="float" office:value="14557" table:style-name="ce12">
            <text:p>14,557</text:p>
          </table:table-cell>
          <table:table-cell office:value-type="float" office:value="15675" table:style-name="ce12">
            <text:p>15,675</text:p>
          </table:table-cell>
          <table:table-cell office:value-type="float" office:value="3638005" table:style-name="ce12">
            <text:p>3,638,005</text:p>
          </table:table-cell>
          <table:table-cell office:value-type="float" office:value="4850029" table:style-name="ce12">
            <text:p>4,850,029</text:p>
          </table:table-cell>
          <table:table-cell office:value-type="float" office:value="4845407" table:style-name="ce12">
            <text:p>4,845,407</text:p>
          </table:table-cell>
          <table:table-cell office:value-type="float" office:value="102934" table:style-name="ce12">
            <text:p>102,934</text:p>
          </table:table-cell>
          <table:table-cell office:value-type="float" office:value="0.28000000000000003" table:style-name="ce13">
            <text:p>0.28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106.11" table:style-name="ce13">
            <text:p>106.11</text:p>
          </table:table-cell>
          <table:table-cell office:value-type="float" office:value="10707" table:style-name="ce12">
            <text:p>10,707</text:p>
          </table:table-cell>
          <table:table-cell office:value-type="float" office:value="107462" table:style-name="ce12">
            <text:p>107,462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元大商業銀行</text:p>
          </table:table-cell>
          <table:table-cell office:value-type="float" office:value="1186243" table:style-name="ce12">
            <text:p>1,186,243</text:p>
          </table:table-cell>
          <table:table-cell office:value-type="float" office:value="546772" table:style-name="ce12">
            <text:p>546,772</text:p>
          </table:table-cell>
          <table:table-cell office:value-type="float" office:value="4888" table:style-name="ce12">
            <text:p>4,888</text:p>
          </table:table-cell>
          <table:table-cell office:value-type="float" office:value="6664" table:style-name="ce12">
            <text:p>6,664</text:p>
          </table:table-cell>
          <table:table-cell office:value-type="float" office:value="1182308" table:style-name="ce12">
            <text:p>1,182,308</text:p>
          </table:table-cell>
          <table:table-cell office:value-type="float" office:value="3171601" table:style-name="ce12">
            <text:p>3,171,601</text:p>
          </table:table-cell>
          <table:table-cell office:value-type="float" office:value="4746104" table:style-name="ce12">
            <text:p>4,746,104</text:p>
          </table:table-cell>
          <table:table-cell office:value-type="float" office:value="17641" table:style-name="ce12">
            <text:p>17,641</text:p>
          </table:table-cell>
          <table:table-cell office:value-type="float" office:value="0.08" table:style-name="ce13">
            <text:p>0.08</text:p>
          </table:table-cell>
          <table:table-cell office:value-type="float" office:value="0" table:style-name="ce13">
            <text:p>0.00</text:p>
          </table:table-cell>
          <table:table-cell office:value-type="float" office:value="784.14" table:style-name="ce13">
            <text:p>784.14</text:p>
          </table:table-cell>
          <table:table-cell office:value-type="float" office:value="4305" table:style-name="ce12">
            <text:p>4,305</text:p>
          </table:table-cell>
          <table:table-cell office:value-type="float" office:value="38557" table:style-name="ce12">
            <text:p>38,557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永豐商業銀行</text:p>
          </table:table-cell>
          <table:table-cell office:value-type="float" office:value="2264911" table:style-name="ce12">
            <text:p>2,264,911</text:p>
          </table:table-cell>
          <table:table-cell office:value-type="float" office:value="1224302" table:style-name="ce12">
            <text:p>1,224,302</text:p>
          </table:table-cell>
          <table:table-cell office:value-type="float" office:value="13763" table:style-name="ce12">
            <text:p>13,763</text:p>
          </table:table-cell>
          <table:table-cell office:value-type="float" office:value="11924" table:style-name="ce12">
            <text:p>11,924</text:p>
          </table:table-cell>
          <table:table-cell office:value-type="float" office:value="3886552" table:style-name="ce12">
            <text:p>3,886,552</text:p>
          </table:table-cell>
          <table:table-cell office:value-type="float" office:value="5440557" table:style-name="ce12">
            <text:p>5,440,557</text:p>
          </table:table-cell>
          <table:table-cell office:value-type="float" office:value="11682277" table:style-name="ce12">
            <text:p>11,682,277</text:p>
          </table:table-cell>
          <table:table-cell office:value-type="float" office:value="71957" table:style-name="ce12">
            <text:p>71,957</text:p>
          </table:table-cell>
          <table:table-cell office:value-type="float" office:value="0.12" table:style-name="ce13">
            <text:p>0.12</text:p>
          </table:table-cell>
          <table:table-cell office:value-type="float" office:value="0" table:style-name="ce13">
            <text:p>0.00</text:p>
          </table:table-cell>
          <table:table-cell office:value-type="float" office:value="817.29" table:style-name="ce13">
            <text:p>817.29</text:p>
          </table:table-cell>
          <table:table-cell office:value-type="float" office:value="10788" table:style-name="ce12">
            <text:p>10,788</text:p>
          </table:table-cell>
          <table:table-cell office:value-type="float" office:value="112526" table:style-name="ce12">
            <text:p>112,526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玉山商業銀行</text:p>
          </table:table-cell>
          <table:table-cell office:value-type="float" office:value="6873010" table:style-name="ce12">
            <text:p>6,873,010</text:p>
          </table:table-cell>
          <table:table-cell office:value-type="float" office:value="4669064" table:style-name="ce12">
            <text:p>4,669,064</text:p>
          </table:table-cell>
          <table:table-cell office:value-type="float" office:value="51572" table:style-name="ce12">
            <text:p>51,572</text:p>
          </table:table-cell>
          <table:table-cell office:value-type="float" office:value="29953" table:style-name="ce12">
            <text:p>29,953</text:p>
          </table:table-cell>
          <table:table-cell office:value-type="float" office:value="12850785" table:style-name="ce12">
            <text:p>12,850,785</text:p>
          </table:table-cell>
          <table:table-cell office:value-type="float" office:value="26538954" table:style-name="ce12">
            <text:p>26,538,954</text:p>
          </table:table-cell>
          <table:table-cell office:value-type="float" office:value="40559654" table:style-name="ce12">
            <text:p>40,559,654</text:p>
          </table:table-cell>
          <table:table-cell office:value-type="float" office:value="242900" table:style-name="ce12">
            <text:p>242,900</text:p>
          </table:table-cell>
          <table:table-cell office:value-type="float" office:value="0.13" table:style-name="ce13">
            <text:p>0.13</text:p>
          </table:table-cell>
          <table:table-cell office:value-type="float" office:value="0" table:style-name="ce13">
            <text:p>0.00</text:p>
          </table:table-cell>
          <table:table-cell office:value-type="float" office:value="598.36" table:style-name="ce13">
            <text:p>598.36</text:p>
          </table:table-cell>
          <table:table-cell office:value-type="float" office:value="54993" table:style-name="ce12">
            <text:p>54,993</text:p>
          </table:table-cell>
          <table:table-cell office:value-type="float" office:value="431362" table:style-name="ce12">
            <text:p>431,362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凱基商業銀行</text:p>
          </table:table-cell>
          <table:table-cell office:value-type="float" office:value="385389" table:style-name="ce12">
            <text:p>385,389</text:p>
          </table:table-cell>
          <table:table-cell office:value-type="float" office:value="190430" table:style-name="ce12">
            <text:p>190,430</text:p>
          </table:table-cell>
          <table:table-cell office:value-type="float" office:value="2462" table:style-name="ce12">
            <text:p>2,462</text:p>
          </table:table-cell>
          <table:table-cell office:value-type="float" office:value="1817" table:style-name="ce12">
            <text:p>1,817</text:p>
          </table:table-cell>
          <table:table-cell office:value-type="float" office:value="1141486" table:style-name="ce12">
            <text:p>1,141,486</text:p>
          </table:table-cell>
          <table:table-cell office:value-type="float" office:value="973889" table:style-name="ce12">
            <text:p>973,889</text:p>
          </table:table-cell>
          <table:table-cell office:value-type="float" office:value="1138230" table:style-name="ce12">
            <text:p>1,138,230</text:p>
          </table:table-cell>
          <table:table-cell office:value-type="float" office:value="6200" table:style-name="ce12">
            <text:p>6,200</text:p>
          </table:table-cell>
          <table:table-cell office:value-type="float" office:value="0.77" table:style-name="ce13">
            <text:p>0.77</text:p>
          </table:table-cell>
          <table:table-cell office:value-type="float" office:value="0.5" table:style-name="ce13">
            <text:p>0.50</text:p>
          </table:table-cell>
          <table:table-cell office:value-type="float" office:value="153.80000000000001" table:style-name="ce13">
            <text:p>153.80</text:p>
          </table:table-cell>
          <table:table-cell office:value-type="float" office:value="2544" table:style-name="ce12">
            <text:p>2,544</text:p>
          </table:table-cell>
          <table:table-cell office:value-type="float" office:value="66490" table:style-name="ce12">
            <text:p>66,490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星展(台灣)商業銀行</text:p>
          </table:table-cell>
          <table:table-cell office:value-type="float" office:value="650549" table:style-name="ce12">
            <text:p>650,549</text:p>
          </table:table-cell>
          <table:table-cell office:value-type="float" office:value="329406" table:style-name="ce12">
            <text:p>329,406</text:p>
          </table:table-cell>
          <table:table-cell office:value-type="float" office:value="6628" table:style-name="ce12">
            <text:p>6,628</text:p>
          </table:table-cell>
          <table:table-cell office:value-type="float" office:value="3838" table:style-name="ce12">
            <text:p>3,838</text:p>
          </table:table-cell>
          <table:table-cell office:value-type="float" office:value="1266408" table:style-name="ce12">
            <text:p>1,266,408</text:p>
          </table:table-cell>
          <table:table-cell office:value-type="float" office:value="2428994" table:style-name="ce12">
            <text:p>2,428,994</text:p>
          </table:table-cell>
          <table:table-cell office:value-type="float" office:value="4080790" table:style-name="ce12">
            <text:p>4,080,790</text:p>
          </table:table-cell>
          <table:table-cell office:value-type="float" office:value="24886" table:style-name="ce12">
            <text:p>24,886</text:p>
          </table:table-cell>
          <table:table-cell office:value-type="float" office:value="0.41" table:style-name="ce13">
            <text:p>0.41</text:p>
          </table:table-cell>
          <table:table-cell office:value-type="float" office:value="0" table:style-name="ce13">
            <text:p>0.00</text:p>
          </table:table-cell>
          <table:table-cell office:value-type="float" office:value="548.46" table:style-name="ce13">
            <text:p>548.46</text:p>
          </table:table-cell>
          <table:table-cell office:value-type="float" office:value="9352" table:style-name="ce12">
            <text:p>9,352</text:p>
          </table:table-cell>
          <table:table-cell office:value-type="float" office:value="108666" table:style-name="ce12">
            <text:p>108,666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台新國際商業銀行</text:p>
          </table:table-cell>
          <table:table-cell office:value-type="float" office:value="6280469" table:style-name="ce12">
            <text:p>6,280,469</text:p>
          </table:table-cell>
          <table:table-cell office:value-type="float" office:value="4228970" table:style-name="ce12">
            <text:p>4,228,970</text:p>
          </table:table-cell>
          <table:table-cell office:value-type="float" office:value="61038" table:style-name="ce12">
            <text:p>61,038</text:p>
          </table:table-cell>
          <table:table-cell office:value-type="float" office:value="51212" table:style-name="ce12">
            <text:p>51,212</text:p>
          </table:table-cell>
          <table:table-cell office:value-type="float" office:value="10027273" table:style-name="ce12">
            <text:p>10,027,273</text:p>
          </table:table-cell>
          <table:table-cell office:value-type="float" office:value="23010709" table:style-name="ce12">
            <text:p>23,010,709</text:p>
          </table:table-cell>
          <table:table-cell office:value-type="float" office:value="34386347" table:style-name="ce12">
            <text:p>34,386,347</text:p>
          </table:table-cell>
          <table:table-cell office:value-type="float" office:value="158859" table:style-name="ce12">
            <text:p>158,859</text:p>
          </table:table-cell>
          <table:table-cell office:value-type="float" office:value="0.13" table:style-name="ce13">
            <text:p>0.13</text:p>
          </table:table-cell>
          <table:table-cell office:value-type="float" office:value="0.01" table:style-name="ce13">
            <text:p>0.01</text:p>
          </table:table-cell>
          <table:table-cell office:value-type="float" office:value="1060.9100000000001" table:style-name="ce13">
            <text:p>1,060.91</text:p>
          </table:table-cell>
          <table:table-cell office:value-type="float" office:value="22063" table:style-name="ce12">
            <text:p>22,063</text:p>
          </table:table-cell>
          <table:table-cell office:value-type="float" office:value="210667" table:style-name="ce12">
            <text:p>210,667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日盛國際商業銀行</text:p>
          </table:table-cell>
          <table:table-cell office:value-type="float" office:value="133455" table:style-name="ce12">
            <text:p>133,455</text:p>
          </table:table-cell>
          <table:table-cell office:value-type="float" office:value="76645" table:style-name="ce12">
            <text:p>76,645</text:p>
          </table:table-cell>
          <table:table-cell office:value-type="float" office:value="80" table:style-name="ce12">
            <text:p>80</text:p>
          </table:table-cell>
          <table:table-cell office:value-type="float" office:value="1026" table:style-name="ce12">
            <text:p>1,026</text:p>
          </table:table-cell>
          <table:table-cell office:value-type="float" office:value="215401" table:style-name="ce12">
            <text:p>215,401</text:p>
          </table:table-cell>
          <table:table-cell office:value-type="float" office:value="51236" table:style-name="ce12">
            <text:p>51,236</text:p>
          </table:table-cell>
          <table:table-cell office:value-type="float" office:value="255376" table:style-name="ce12">
            <text:p>255,376</text:p>
          </table:table-cell>
          <table:table-cell office:value-type="float" office:value="716" table:style-name="ce12">
            <text:p>716</text:p>
          </table:table-cell>
          <table:table-cell office:value-type="float" office:value="0.18" table:style-name="ce13">
            <text:p>0.18</text:p>
          </table:table-cell>
          <table:table-cell office:value-type="float" office:value="0" table:style-name="ce13">
            <text:p>0.00</text:p>
          </table:table-cell>
          <table:table-cell office:value-type="float" office:value="1070.98" table:style-name="ce13">
            <text:p>1,070.98</text:p>
          </table:table-cell>
          <table:table-cell office:value-type="float" office:value="889" table:style-name="ce12">
            <text:p>889</text:p>
          </table:table-cell>
          <table:table-cell office:value-type="float" office:value="5147" table:style-name="ce12">
            <text:p>5,147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安泰商業銀行</text:p>
          </table:table-cell>
          <table:table-cell office:value-type="float" office:value="123167" table:style-name="ce12">
            <text:p>123,167</text:p>
          </table:table-cell>
          <table:table-cell office:value-type="float" office:value="53946" table:style-name="ce12">
            <text:p>53,946</text:p>
          </table:table-cell>
          <table:table-cell office:value-type="float" office:value="432" table:style-name="ce12">
            <text:p>432</text:p>
          </table:table-cell>
          <table:table-cell office:value-type="float" office:value="544" table:style-name="ce12">
            <text:p>544</text:p>
          </table:table-cell>
          <table:table-cell office:value-type="float" office:value="173319" table:style-name="ce12">
            <text:p>173,319</text:p>
          </table:table-cell>
          <table:table-cell office:value-type="float" office:value="1150148" table:style-name="ce12">
            <text:p>1,150,148</text:p>
          </table:table-cell>
          <table:table-cell office:value-type="float" office:value="360900" table:style-name="ce12">
            <text:p>360,900</text:p>
          </table:table-cell>
          <table:table-cell office:value-type="float" office:value="204" table:style-name="ce12">
            <text:p>204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0.02" table:style-name="ce13">
            <text:p>0.02</text:p>
          </table:table-cell>
          <table:table-cell office:value-type="float" office:value="523.82000000000005" table:style-name="ce13">
            <text:p>523.82</text:p>
          </table:table-cell>
          <table:table-cell office:value-type="float" office:value="3920" table:style-name="ce12">
            <text:p>3,920</text:p>
          </table:table-cell>
          <table:table-cell office:value-type="float" office:value="7659" table:style-name="ce12">
            <text:p>7,659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中國信託商業銀行</text:p>
          </table:table-cell>
          <table:table-cell office:value-type="float" office:value="8435403" table:style-name="ce12">
            <text:p>8,435,403</text:p>
          </table:table-cell>
          <table:table-cell office:value-type="float" office:value="5284005" table:style-name="ce12">
            <text:p>5,284,005</text:p>
          </table:table-cell>
          <table:table-cell office:value-type="float" office:value="106842" table:style-name="ce12">
            <text:p>106,842</text:p>
          </table:table-cell>
          <table:table-cell office:value-type="float" office:value="51549" table:style-name="ce12">
            <text:p>51,549</text:p>
          </table:table-cell>
          <table:table-cell office:value-type="float" office:value="15631459" table:style-name="ce12">
            <text:p>15,631,459</text:p>
          </table:table-cell>
          <table:table-cell office:value-type="float" office:value="31924436" table:style-name="ce12">
            <text:p>31,924,436</text:p>
          </table:table-cell>
          <table:table-cell office:value-type="float" office:value="53097422" table:style-name="ce12">
            <text:p>53,097,422</text:p>
          </table:table-cell>
          <table:table-cell office:value-type="float" office:value="544137" table:style-name="ce12">
            <text:p>544,137</text:p>
          </table:table-cell>
          <table:table-cell office:value-type="float" office:value="0.1" table:style-name="ce13">
            <text:p>0.10</text:p>
          </table:table-cell>
          <table:table-cell office:value-type="float" office:value="0" table:style-name="ce13">
            <text:p>0.00</text:p>
          </table:table-cell>
          <table:table-cell office:value-type="float" office:value="398.08" table:style-name="ce13">
            <text:p>398.08</text:p>
          </table:table-cell>
          <table:table-cell office:value-type="float" office:value="69903" table:style-name="ce12">
            <text:p>69,903</text:p>
          </table:table-cell>
          <table:table-cell office:value-type="float" office:value="644449" table:style-name="ce12">
            <text:p>644,449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台灣樂天信用卡股份有限公司</text:p>
          </table:table-cell>
          <table:table-cell office:value-type="float" office:value="606713" table:style-name="ce12">
            <text:p>606,713</text:p>
          </table:table-cell>
          <table:table-cell office:value-type="float" office:value="192825" table:style-name="ce12">
            <text:p>192,825</text:p>
          </table:table-cell>
          <table:table-cell office:value-type="float" office:value="5519" table:style-name="ce12">
            <text:p>5,519</text:p>
          </table:table-cell>
          <table:table-cell office:value-type="float" office:value="4966" table:style-name="ce12">
            <text:p>4,966</text:p>
          </table:table-cell>
          <table:table-cell office:value-type="float" office:value="573181" table:style-name="ce12">
            <text:p>573,181</text:p>
          </table:table-cell>
          <table:table-cell office:value-type="float" office:value="695861" table:style-name="ce12">
            <text:p>695,861</text:p>
          </table:table-cell>
          <table:table-cell office:value-type="float" office:value="888891" table:style-name="ce12">
            <text:p>888,891</text:p>
          </table:table-cell>
          <table:table-cell office:value-type="float" office:value="5707" table:style-name="ce12">
            <text:p>5,707</text:p>
          </table:table-cell>
          <table:table-cell office:value-type="float" office:value="1.89" table:style-name="ce13">
            <text:p>1.89</text:p>
          </table:table-cell>
          <table:table-cell office:value-type="float" office:value="0.9" table:style-name="ce13">
            <text:p>0.90</text:p>
          </table:table-cell>
          <table:table-cell office:value-type="float" office:value="144.4" table:style-name="ce13">
            <text:p>144.40</text:p>
          </table:table-cell>
          <table:table-cell office:value-type="float" office:value="828" table:style-name="ce12">
            <text:p>828</text:p>
          </table:table-cell>
          <table:table-cell office:value-type="float" office:value="8870" table:style-name="ce12">
            <text:p>8,870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台灣美國運通國際(股)公司</text:p>
          </table:table-cell>
          <table:table-cell office:value-type="float" office:value="178866" table:style-name="ce12">
            <text:p>178,866</text:p>
          </table:table-cell>
          <table:table-cell office:value-type="float" office:value="109487" table:style-name="ce12">
            <text:p>109,487</text:p>
          </table:table-cell>
          <table:table-cell office:value-type="float" office:value="4449" table:style-name="ce12">
            <text:p>4,449</text:p>
          </table:table-cell>
          <table:table-cell office:value-type="float" office:value="1760" table:style-name="ce12">
            <text:p>1,760</text:p>
          </table:table-cell>
          <table:table-cell office:value-type="float" office:value="258701" table:style-name="ce12">
            <text:p>258,701</text:p>
          </table:table-cell>
          <table:table-cell office:value-type="float" office:value="0" table:style-name="ce12">
            <text:p>0</text:p>
          </table:table-cell>
          <table:table-cell office:value-type="float" office:value="4982129" table:style-name="ce12">
            <text:p>4,982,129</text:p>
          </table:table-cell>
          <table:table-cell office:value-type="float" office:value="843" table:style-name="ce12">
            <text:p>843</text:p>
          </table:table-cell>
          <table:table-cell office:value-type="float" office:value="0.22" table:style-name="ce13">
            <text:p>0.22</text:p>
          </table:table-cell>
          <table:table-cell office:value-type="float" office:value="0" table:style-name="ce13">
            <text:p>0.00</text:p>
          </table:table-cell>
          <table:table-cell office:value-type="float" office:value="531.66999999999996" table:style-name="ce13">
            <text:p>531.67</text:p>
          </table:table-cell>
          <table:table-cell office:value-type="float" office:value="2605" table:style-name="ce12">
            <text:p>2,605</text:p>
          </table:table-cell>
          <table:table-cell office:value-type="float" office:value="29808" table:style-name="ce12">
            <text:p>29,808</text:p>
          </table:table-cell>
          <table:table-cell table:number-columns-repeated="16370" table:style-name="ce2"/>
        </table:table-row>
        <table:table-row table:style-name="ro4">
          <table:table-cell office:value-type="string" table:style-name="ce11">
            <text:p>總計</text:p>
          </table:table-cell>
          <table:table-cell office:value-type="float" office:value="55084077" table:style-name="ce12">
            <text:p>55,084,077</text:p>
          </table:table-cell>
          <table:table-cell office:value-type="float" office:value="35293905" table:style-name="ce12">
            <text:p>35,293,905</text:p>
          </table:table-cell>
          <table:table-cell office:value-type="float" office:value="569687" table:style-name="ce12">
            <text:p>569,687</text:p>
          </table:table-cell>
          <table:table-cell office:value-type="float" office:value="349892" table:style-name="ce12">
            <text:p>349,892</text:p>
          </table:table-cell>
          <table:table-cell office:value-type="float" office:value="103393594" table:style-name="ce12">
            <text:p>103,393,594</text:p>
          </table:table-cell>
          <table:table-cell office:value-type="float" office:value="187645407" table:formula="of:=SUM([.G6:.G38])" table:style-name="ce12">
            <text:p>187,645,407</text:p>
          </table:table-cell>
          <table:table-cell office:value-type="float" office:value="325750723" table:style-name="ce12">
            <text:p>325,750,723</text:p>
          </table:table-cell>
          <table:table-cell office:value-type="float" office:value="1711737" table:style-name="ce12">
            <text:p>1,711,737</text:p>
          </table:table-cell>
          <table:table-cell office:value-type="float" office:value="0.14910593979424203" table:style-name="ce13">
            <text:p>0.15</text:p>
          </table:table-cell>
          <table:table-cell office:value-type="float" office:value="0.02" table:style-name="ce13">
            <text:p>0.02</text:p>
          </table:table-cell>
          <table:table-cell office:value-type="float" office:value="544.78167565832712" table:style-name="ce13">
            <text:p>544.78</text:p>
          </table:table-cell>
          <table:table-cell office:value-type="float" office:value="361490" table:style-name="ce12">
            <text:p>361,490</text:p>
          </table:table-cell>
          <table:table-cell office:value-type="float" office:value="3284215" table:style-name="ce12">
            <text:p>3,284,215</text:p>
          </table:table-cell>
          <table:table-cell table:number-columns-repeated="16370" table:style-name="ce2"/>
        </table:table-row>
        <table:table-row table:style-name="ro2">
          <table:table-cell table:number-columns-repeated="16384" table:style-name="ce2"/>
        </table:table-row>
        <table:table-row table:style-name="ro5">
          <table:table-cell office:value-type="string" table:style-name="ce14">
            <text:p>一、資料來源：各金融機構自行申報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二、揭露項目及認定標準：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1.流通卡數：發卡總數減停卡總數，且卡片狀況為正常者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3.當月發卡數：不含補發卡、續卡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4.當月停卡數：指新增停卡部分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5.循環信用餘額：係指持卡人使用循環信用之餘額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6.未到期分期付款餘額：包括預借現金分期、消費帳款分期及帳單分期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7.當月簽帳金額：係指持卡人當月刷卡消費金額，如屬分期消費帳款應於消費當月全數申報本欄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8.當月預借現金金額：係指持卡人當月動用預借現金金額，如屬分期預借現金應於動用當月全數申報本欄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　　　　　　俟持卡人將所積欠各期最低應繳金額全部償還後，始得回復為未逾期。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14">
            <text:p>　10.備抵呆帳提足率：實際提列備抵呆帳占應提備抵呆帳之比率。</text:p>
          </table:table-cell>
          <table:table-cell table:number-columns-repeated="16383" table:style-name="ce2"/>
        </table:table-row>
        <table:table-row table:number-rows-repeated="1048522" table:style-name="ro2">
          <table:table-cell table:number-columns-repeated="16384"/>
        </table:table-row>
        <table:named-expressions>
          <table:named-range table:name="外部資料_1" table:cell-range-address="11111.$A$1:11111.$N$23" table:base-cell-address="1111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196850393700787in" fo:margin-right="0.196850393700787in" style:print-orientation="portrait" style:print-page-order="ttb" style:first-page-number="continue" style:scale-to="58%" style:table-centering="none" style:print="objects charts drawings"/>
      <style:header-style>
        <style:header-footer-properties fo:min-height="0.45in" fo:margin-left="0.196850393700787in" fo:margin-right="0.196850393700787in" fo:margin-bottom="0in"/>
      </style:header-style>
      <style:footer-style>
        <style:header-footer-properties fo:min-height="0.45in" fo:margin-left="0.196850393700787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邱靖雯</meta:initial-creator>
    <dc:creator>邱靖雯</dc:creator>
    <meta:creation-date>2022-12-27T00:44:48Z</meta:creation-date>
    <dc:date>2022-12-27T02:05:51Z</dc:date>
    <meta:print-date>2022-12-27T02:05:37Z</meta:print-date>
  </office:meta>
</office:document-meta>
</file>